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5.7in" text:min-label-width="0.25in" text:list-level-position-and-space-mode="label-alignment">
          <style:list-level-label-alignment text:label-followed-by="listtab" fo:margin-left="5.9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7.2in" text:min-label-width="0.25in" text:list-level-position-and-space-mode="label-alignment">
          <style:list-level-label-alignment text:label-followed-by="listtab" fo:margin-left="7.4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ptos" style:font-name-asian="Aptos" style:font-name-complex="Aptos"/>
    </style:style>
    <style:style style:name="T3" style:parent-style-name="Fuentedepárrafopredeter." style:family="text">
      <style:text-properties style:font-name="Aptos" style:font-name-asian="Aptos" style:font-name-complex="Aptos"/>
    </style:style>
    <style:style style:name="P4" style:parent-style-name="Normal" style:family="paragraph">
      <style:text-properties style:font-name="Aptos" style:font-name-asian="Aptos" style:font-name-complex="Aptos"/>
    </style:style>
    <style:style style:name="T5" style:parent-style-name="Fuentedepárrafopredeter." style:family="text">
      <style:text-properties style:font-name="Aptos" style:font-name-asian="Aptos" style:font-name-complex="Aptos"/>
    </style:style>
    <style:style style:name="P6" style:parent-style-name="Normal" style:family="paragraph">
      <style:text-properties style:font-name="Aptos" style:font-name-asian="Aptos" style:font-name-complex="Aptos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Fuentedepárrafopredeter." style:family="text">
      <style:text-properties style:font-name="Aptos" style:font-name-asian="Aptos" style:font-name-complex="Aptos"/>
    </style:style>
    <style:style style:name="P9" style:parent-style-name="Párrafodelista" style:family="paragraph">
      <style:paragraph-properties fo:margin-top="0.1666in" fo:margin-bottom="0.1666in"/>
    </style:style>
    <style:style style:name="T1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1" style:parent-style-name="Fuentedepárrafopredeter." style:family="text">
      <style:text-properties style:font-name="Aptos" style:font-name-asian="Aptos" style:font-name-complex="Aptos"/>
    </style:style>
    <style:style style:name="P12" style:parent-style-name="Párrafodelista" style:family="paragraph">
      <style:paragraph-properties fo:margin-top="0.1666in" fo:margin-bottom="0.1666in"/>
    </style:style>
    <style:style style:name="T1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4" style:parent-style-name="Fuentedepárrafopredeter." style:family="text">
      <style:text-properties style:font-name="Aptos" style:font-name-asian="Aptos" style:font-name-complex="Aptos"/>
    </style:style>
    <style:style style:name="P15" style:parent-style-name="Párrafodelista" style:family="paragraph">
      <style:paragraph-properties fo:margin-top="0.1666in" fo:margin-bottom="0.1666in"/>
    </style:style>
    <style:style style:name="T16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7" style:parent-style-name="Fuentedepárrafopredeter." style:family="text">
      <style:text-properties style:font-name="Aptos" style:font-name-asian="Aptos" style:font-name-complex="Aptos"/>
    </style:style>
    <style:style style:name="P18" style:parent-style-name="Párrafodelista" style:family="paragraph">
      <style:paragraph-properties fo:margin-top="0.1666in" fo:margin-bottom="0.1666in"/>
    </style:style>
    <style:style style:name="T1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0" style:parent-style-name="Fuentedepárrafopredeter." style:family="text">
      <style:text-properties style:font-name="Aptos" style:font-name-asian="Aptos" style:font-name-complex="Aptos"/>
    </style:style>
    <style:style style:name="P21" style:parent-style-name="Párrafode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" style:parent-style-name="Normal" style:family="paragraph">
      <style:text-properties style:font-name="Aptos" style:font-name-asian="Aptos" style:font-name-complex="Aptos"/>
    </style:style>
    <style:style style:name="T23" style:parent-style-name="Fuentedepárrafopredeter." style:family="text">
      <style:text-properties style:font-name="Aptos" style:font-name-asian="Aptos" style:font-name-complex="Aptos"/>
    </style:style>
    <style:style style:name="T24" style:parent-style-name="Fuentedepárrafopredeter." style:family="text">
      <style:text-properties style:font-name="Aptos" style:font-name-asian="Aptos" style:font-name-complex="Aptos"/>
    </style:style>
    <style:style style:name="P25" style:parent-style-name="Normal" style:family="paragraph">
      <style:text-properties style:font-name="Aptos" style:font-name-asian="Aptos" style:font-name-complex="Aptos"/>
    </style:style>
    <style:style style:name="P26" style:parent-style-name="Normal" style:family="paragraph">
      <style:text-properties style:font-name="Aptos" style:font-name-asian="Aptos" style:font-name-complex="Aptos"/>
    </style:style>
    <style:style style:name="P27" style:parent-style-name="Normal" style:family="paragraph">
      <style:text-properties style:font-name="Aptos" style:font-name-asian="Aptos" style:font-name-complex="Aptos"/>
    </style:style>
    <style:style style:name="P28" style:parent-style-name="Título3" style:family="paragraph">
      <style:paragraph-properties fo:margin-top="0.1951in" fo:margin-bottom="0.1951in"/>
    </style:style>
    <style:style style:name="T2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30" style:parent-style-name="Párrafodelista" style:family="paragraph">
      <style:paragraph-properties fo:margin-top="0.1666in" fo:margin-bottom="0.1666in"/>
    </style:style>
    <style:style style:name="T3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32" style:parent-style-name="Fuentedepárrafopredeter." style:family="text">
      <style:text-properties style:font-name="Aptos" style:font-name-asian="Aptos" style:font-name-complex="Aptos"/>
    </style:style>
    <style:style style:name="P33" style:parent-style-name="Párrafodelista" style:family="paragraph">
      <style:paragraph-properties fo:margin-top="0.1666in" fo:margin-bottom="0.1666in"/>
    </style:style>
    <style:style style:name="T3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35" style:parent-style-name="Fuentedepárrafopredeter." style:family="text">
      <style:text-properties style:font-name="Aptos" style:font-name-asian="Aptos" style:font-name-complex="Aptos"/>
    </style:style>
    <style:style style:name="P36" style:parent-style-name="Párrafodelista" style:family="paragraph">
      <style:paragraph-properties fo:margin-top="0.1666in" fo:margin-bottom="0.1666in"/>
    </style:style>
    <style:style style:name="T3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38" style:parent-style-name="Fuentedepárrafopredeter." style:family="text">
      <style:text-properties style:font-name="Aptos" style:font-name-asian="Aptos" style:font-name-complex="Aptos"/>
    </style:style>
    <style:style style:name="P39" style:parent-style-name="Párrafodelista" style:family="paragraph">
      <style:paragraph-properties fo:margin-top="0.1666in" fo:margin-bottom="0.1666in"/>
    </style:style>
    <style:style style:name="T4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41" style:parent-style-name="Fuentedepárrafopredeter." style:family="text">
      <style:text-properties style:font-name="Aptos" style:font-name-asian="Aptos" style:font-name-complex="Aptos"/>
    </style:style>
    <style:style style:name="P42" style:parent-style-name="Título3" style:family="paragraph">
      <style:paragraph-properties fo:margin-top="0.1951in" fo:margin-bottom="0.1951in"/>
    </style:style>
    <style:style style:name="T4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44" style:parent-style-name="Párrafodelista" style:family="paragraph">
      <style:paragraph-properties fo:margin-top="0.1666in" fo:margin-bottom="0.1666in"/>
    </style:style>
    <style:style style:name="T4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46" style:parent-style-name="Fuentedepárrafopredeter." style:family="text">
      <style:text-properties style:font-name="Aptos" style:font-name-asian="Aptos" style:font-name-complex="Aptos"/>
    </style:style>
    <style:style style:name="P47" style:parent-style-name="Párrafodelista" style:family="paragraph">
      <style:paragraph-properties fo:margin-top="0.1666in" fo:margin-bottom="0.1666in"/>
    </style:style>
    <style:style style:name="T4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49" style:parent-style-name="Fuentedepárrafopredeter." style:family="text">
      <style:text-properties style:font-name="Aptos" style:font-name-asian="Aptos" style:font-name-complex="Aptos"/>
    </style:style>
    <style:style style:name="P50" style:parent-style-name="Párrafodelista" style:family="paragraph">
      <style:paragraph-properties fo:margin-top="0.1666in" fo:margin-bottom="0.1666in"/>
    </style:style>
    <style:style style:name="T5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52" style:parent-style-name="Fuentedepárrafopredeter." style:family="text">
      <style:text-properties style:font-name="Aptos" style:font-name-asian="Aptos" style:font-name-complex="Aptos"/>
    </style:style>
    <style:style style:name="P53" style:parent-style-name="Párrafodelista" style:family="paragraph">
      <style:paragraph-properties fo:margin-top="0.1666in" fo:margin-bottom="0.1666in"/>
    </style:style>
    <style:style style:name="T5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55" style:parent-style-name="Fuentedepárrafopredeter." style:family="text">
      <style:text-properties style:font-name="Aptos" style:font-name-asian="Aptos" style:font-name-complex="Aptos"/>
    </style:style>
    <style:style style:name="P56" style:parent-style-name="Normal" style:family="paragraph">
      <style:text-properties style:font-name="Aptos" style:font-name-asian="Aptos" style:font-name-complex="Aptos"/>
    </style:style>
    <style:style style:name="P57" style:parent-style-name="Normal" style:family="paragraph">
      <style:paragraph-properties fo:margin-top="0.1666in" fo:margin-bottom="0.1666in"/>
    </style:style>
    <style:style style:name="T58" style:parent-style-name="Fuentedepárrafopredeter." style:family="text">
      <style:text-properties style:font-name="Aptos" style:font-name-asian="Aptos" style:font-name-complex="Aptos"/>
    </style:style>
    <style:style style:name="P59" style:parent-style-name="Normal" style:family="paragraph">
      <style:paragraph-properties fo:margin-top="0.1666in" fo:margin-bottom="0.1666in"/>
    </style:style>
    <style:style style:name="T60" style:parent-style-name="Fuentedepárrafopredeter." style:family="text">
      <style:text-properties style:font-name="Aptos" style:font-name-asian="Aptos" style:font-name-complex="Aptos"/>
    </style:style>
    <style:style style:name="T61" style:parent-style-name="Fuentedepárrafopredeter." style:family="text">
      <style:text-properties style:font-name="Aptos" style:font-name-asian="Aptos" style:font-name-complex="Aptos"/>
    </style:style>
    <style:style style:name="T62" style:parent-style-name="Fuentedepárrafopredeter." style:family="text">
      <style:text-properties style:font-name="Aptos" style:font-name-asian="Aptos" style:font-name-complex="Aptos"/>
    </style:style>
    <style:style style:name="T63" style:parent-style-name="Fuentedepárrafopredeter." style:family="text">
      <style:text-properties style:font-name="Aptos" style:font-name-asian="Aptos" style:font-name-complex="Aptos"/>
    </style:style>
    <style:style style:name="T64" style:parent-style-name="Fuentedepárrafopredeter." style:family="text">
      <style:text-properties style:font-name="Aptos" style:font-name-asian="Aptos" style:font-name-complex="Aptos"/>
    </style:style>
    <style:style style:name="P6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6" style:parent-style-name="Normal" style:family="paragraph">
      <style:paragraph-properties fo:margin-top="0.1666in" fo:margin-bottom="0.1666in"/>
    </style:style>
    <style:style style:name="T67" style:parent-style-name="Fuentedepárrafopredeter." style:family="text">
      <style:text-properties style:font-name="Aptos" style:font-name-asian="Aptos" style:font-name-complex="Aptos"/>
    </style:style>
    <style:style style:name="P68" style:parent-style-name="Párrafodelista" style:family="paragraph">
      <style:paragraph-properties fo:margin-top="0.1666in" fo:margin-bottom="0.1666in"/>
    </style:style>
    <style:style style:name="T6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0" style:parent-style-name="Fuentedepárrafopredeter." style:family="text">
      <style:text-properties style:font-name="Aptos" style:font-name-asian="Aptos" style:font-name-complex="Aptos"/>
    </style:style>
    <style:style style:name="P71" style:parent-style-name="Párrafodelista" style:family="paragraph">
      <style:paragraph-properties fo:margin-top="0.1666in" fo:margin-bottom="0.1666in"/>
    </style:style>
    <style:style style:name="T7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3" style:parent-style-name="Fuentedepárrafopredeter." style:family="text">
      <style:text-properties style:font-name="Aptos" style:font-name-asian="Aptos" style:font-name-complex="Aptos"/>
    </style:style>
    <style:style style:name="P74" style:parent-style-name="Párrafodelista" style:family="paragraph">
      <style:paragraph-properties fo:margin-top="0.1666in" fo:margin-bottom="0.1666in"/>
    </style:style>
    <style:style style:name="T7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6" style:parent-style-name="Fuentedepárrafopredeter." style:family="text">
      <style:text-properties style:font-name="Aptos" style:font-name-asian="Aptos" style:font-name-complex="Aptos"/>
    </style:style>
    <style:style style:name="P77" style:parent-style-name="Párrafodelista" style:family="paragraph">
      <style:paragraph-properties fo:margin-top="0.1666in" fo:margin-bottom="0.1666in"/>
    </style:style>
    <style:style style:name="T7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9" style:parent-style-name="Fuentedepárrafopredeter." style:family="text">
      <style:text-properties style:font-name="Aptos" style:font-name-asian="Aptos" style:font-name-complex="Aptos"/>
    </style:style>
    <style:style style:name="P80" style:parent-style-name="Normal" style:family="paragraph">
      <style:text-properties style:font-name="Aptos" style:font-name-asian="Aptos" style:font-name-complex="Aptos"/>
    </style:style>
    <style:style style:name="P81" style:parent-style-name="Normal" style:family="paragraph">
      <style:text-properties style:font-name="Aptos" style:font-name-asian="Aptos" style:font-name-complex="Aptos"/>
    </style:style>
    <style:style style:name="P82" style:parent-style-name="Normal" style:family="paragraph">
      <style:paragraph-properties fo:margin-top="0.1666in" fo:margin-bottom="0.1666in"/>
    </style:style>
    <style:style style:name="T83" style:parent-style-name="Fuentedepárrafopredeter." style:family="text">
      <style:text-properties style:font-name="Aptos" style:font-name-asian="Aptos" style:font-name-complex="Aptos"/>
    </style:style>
    <style:style style:name="P84" style:parent-style-name="Párrafodelista" style:family="paragraph">
      <style:paragraph-properties fo:margin-top="0.1666in" fo:margin-bottom="0.1666in"/>
    </style:style>
    <style:style style:name="T8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86" style:parent-style-name="Fuentedepárrafopredeter." style:family="text">
      <style:text-properties style:font-name="Aptos" style:font-name-asian="Aptos" style:font-name-complex="Aptos"/>
    </style:style>
    <style:style style:name="T87" style:parent-style-name="Fuentedepárrafopredeter." style:family="text">
      <style:text-properties style:font-name="Aptos" style:font-name-asian="Aptos" style:font-name-complex="Aptos"/>
    </style:style>
    <style:style style:name="P88" style:parent-style-name="Párrafodelista" style:family="paragraph">
      <style:paragraph-properties fo:margin-top="0.1666in" fo:margin-bottom="0.1666in"/>
    </style:style>
    <style:style style:name="T8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90" style:parent-style-name="Fuentedepárrafopredeter." style:family="text">
      <style:text-properties style:font-name="Aptos" style:font-name-asian="Aptos" style:font-name-complex="Aptos"/>
    </style:style>
    <style:style style:name="P91" style:parent-style-name="Párrafodelista" style:family="paragraph">
      <style:paragraph-properties fo:margin-top="0.1666in" fo:margin-bottom="0.1666in"/>
    </style:style>
    <style:style style:name="T9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93" style:parent-style-name="Fuentedepárrafopredeter." style:family="text">
      <style:text-properties style:font-name="Aptos" style:font-name-asian="Aptos" style:font-name-complex="Aptos"/>
    </style:style>
    <style:style style:name="P94" style:parent-style-name="Párrafodelista" style:family="paragraph">
      <style:paragraph-properties fo:margin-top="0.1666in" fo:margin-bottom="0.1666in"/>
    </style:style>
    <style:style style:name="T9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96" style:parent-style-name="Fuentedepárrafopredeter." style:family="text">
      <style:text-properties style:font-name="Aptos" style:font-name-asian="Aptos" style:font-name-complex="Aptos"/>
    </style:style>
    <style:style style:name="P9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</style:style>
    <style:style style:name="T100" style:parent-style-name="Fuentedepárrafopredeter." style:family="text">
      <style:text-properties style:font-name="Aptos" style:font-name-asian="Aptos" style:font-name-complex="Aptos"/>
    </style:style>
    <style:style style:name="P101" style:parent-style-name="Normal" style:family="paragraph">
      <style:paragraph-properties fo:text-align="justify" fo:margin-top="0.1666in" fo:margin-bottom="0.1666in"/>
    </style:style>
    <style:style style:name="T102" style:parent-style-name="Fuentedepárrafopredeter." style:family="text">
      <style:text-properties style:font-name="Aptos" style:font-name-asian="Aptos" style:font-name-complex="Aptos"/>
    </style:style>
    <style:style style:name="P103" style:parent-style-name="Párrafodelista" style:family="paragraph">
      <style:paragraph-properties fo:text-align="justify" fo:margin-top="0.1666in" fo:margin-bottom="0.1666in"/>
    </style:style>
    <style:style style:name="T10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05" style:parent-style-name="Fuentedepárrafopredeter." style:family="text">
      <style:text-properties style:font-name="Aptos" style:font-name-asian="Aptos" style:font-name-complex="Aptos"/>
    </style:style>
    <style:style style:name="P106" style:parent-style-name="Párrafodelista" style:family="paragraph">
      <style:paragraph-properties fo:text-align="justify" fo:margin-top="0.1666in" fo:margin-bottom="0.1666in"/>
    </style:style>
    <style:style style:name="T10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08" style:parent-style-name="Fuentedepárrafopredeter." style:family="text">
      <style:text-properties style:font-name="Aptos" style:font-name-asian="Aptos" style:font-name-complex="Aptos"/>
    </style:style>
    <style:style style:name="P109" style:parent-style-name="Párrafodelista" style:family="paragraph">
      <style:paragraph-properties fo:text-align="justify" fo:margin-top="0.1666in" fo:margin-bottom="0.1666in"/>
    </style:style>
    <style:style style:name="T11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11" style:parent-style-name="Fuentedepárrafopredeter." style:family="text">
      <style:text-properties style:font-name="Aptos" style:font-name-asian="Aptos" style:font-name-complex="Aptos"/>
    </style:style>
    <style:style style:name="P112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13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14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15" style:parent-style-name="Normal" style:family="paragraph">
      <style:paragraph-properties fo:text-align="justify" fo:margin-top="0.1666in" fo:margin-bottom="0.1666in"/>
    </style:style>
    <style:style style:name="T116" style:parent-style-name="Fuentedepárrafopredeter." style:family="text">
      <style:text-properties style:font-name="Aptos" style:font-name-asian="Aptos" style:font-name-complex="Aptos"/>
    </style:style>
    <style:style style:name="P117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18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19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20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21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22" style:parent-style-name="Normal" style:family="paragraph">
      <style:paragraph-properties fo:text-align="justify" fo:margin-top="0.1666in" fo:margin-bottom="0.1666in"/>
    </style:style>
    <style:style style:name="T123" style:parent-style-name="Fuentedepárrafopredeter." style:family="text">
      <style:text-properties style:font-name="Aptos" style:font-name-asian="Aptos" style:font-name-complex="Aptos"/>
    </style:style>
    <style:style style:name="P124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25" style:parent-style-name="Normal" style:family="paragraph">
      <style:paragraph-properties fo:text-align="justify" fo:margin-top="0.1666in" fo:margin-bottom="0.1666in"/>
    </style:style>
    <style:style style:name="T126" style:parent-style-name="Fuentedepárrafopredeter." style:family="text">
      <style:text-properties style:font-name="Aptos" style:font-name-asian="Aptos" style:font-name-complex="Aptos"/>
    </style:style>
    <style:style style:name="P127" style:parent-style-name="Párrafodelista" style:family="paragraph">
      <style:paragraph-properties fo:text-align="justify" fo:margin-top="0.1666in" fo:margin-bottom="0.1666in"/>
    </style:style>
    <style:style style:name="T12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29" style:parent-style-name="Fuentedepárrafopredeter." style:family="text">
      <style:text-properties style:font-name="Aptos" style:font-name-asian="Aptos" style:font-name-complex="Aptos"/>
    </style:style>
    <style:style style:name="P130" style:parent-style-name="Párrafodelista" style:family="paragraph">
      <style:paragraph-properties fo:text-align="justify" fo:margin-top="0.1666in" fo:margin-bottom="0.1666in"/>
    </style:style>
    <style:style style:name="T13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32" style:parent-style-name="Fuentedepárrafopredeter." style:family="text">
      <style:text-properties style:font-name="Aptos" style:font-name-asian="Aptos" style:font-name-complex="Aptos"/>
    </style:style>
    <style:style style:name="P133" style:parent-style-name="Párrafodelista" style:family="paragraph">
      <style:paragraph-properties fo:text-align="justify" fo:margin-top="0.1666in" fo:margin-bottom="0.1666in"/>
    </style:style>
    <style:style style:name="T13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35" style:parent-style-name="Fuentedepárrafopredeter." style:family="text">
      <style:text-properties style:font-name="Aptos" style:font-name-asian="Aptos" style:font-name-complex="Aptos"/>
    </style:style>
    <style:style style:name="P136" style:parent-style-name="Párrafodelista" style:family="paragraph">
      <style:paragraph-properties fo:text-align="justify" fo:margin-top="0.1666in" fo:margin-bottom="0.1666in"/>
    </style:style>
    <style:style style:name="T13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38" style:parent-style-name="Fuentedepárrafopredeter." style:family="text">
      <style:text-properties style:font-name="Aptos" style:font-name-asian="Aptos" style:font-name-complex="Aptos"/>
    </style:style>
    <style:style style:name="P139" style:parent-style-name="Párrafodelista" style:family="paragraph">
      <style:paragraph-properties fo:text-align="justify" fo:margin-top="0.1666in" fo:margin-bottom="0.1666in"/>
    </style:style>
    <style:style style:name="P140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41" style:parent-style-name="Normal" style:family="paragraph">
      <style:paragraph-properties fo:text-align="justify" fo:margin-top="0.1666in" fo:margin-bottom="0.1666in"/>
    </style:style>
    <style:style style:name="T142" style:parent-style-name="Fuentedepárrafopredeter." style:family="text">
      <style:text-properties style:font-name="Aptos" style:font-name-asian="Aptos" style:font-name-complex="Aptos"/>
    </style:style>
    <style:style style:name="P143" style:parent-style-name="Normal" style:family="paragraph">
      <style:paragraph-properties fo:text-align="justify" fo:margin-top="0.1666in" fo:margin-bottom="0.1666in"/>
    </style:style>
    <style:style style:name="T14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145" style:parent-style-name="Párrafodelista" style:family="paragraph">
      <style:paragraph-properties fo:text-align="justify" fo:margin-top="0.1666in" fo:margin-bottom="0.1666in"/>
    </style:style>
    <style:style style:name="T146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47" style:parent-style-name="Fuentedepárrafopredeter." style:family="text">
      <style:text-properties style:font-name="Aptos" style:font-name-asian="Aptos" style:font-name-complex="Aptos"/>
    </style:style>
    <style:style style:name="P148" style:parent-style-name="Párrafodelista" style:family="paragraph">
      <style:paragraph-properties fo:text-align="justify" fo:margin-top="0.1666in" fo:margin-bottom="0.1666in"/>
    </style:style>
    <style:style style:name="T14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50" style:parent-style-name="Fuentedepárrafopredeter." style:family="text">
      <style:text-properties style:font-name="Aptos" style:font-name-asian="Aptos" style:font-name-complex="Aptos"/>
    </style:style>
    <style:style style:name="P151" style:parent-style-name="Párrafodelista" style:family="paragraph">
      <style:paragraph-properties fo:text-align="justify" fo:margin-top="0.1666in" fo:margin-bottom="0.1666in"/>
    </style:style>
    <style:style style:name="T152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53" style:parent-style-name="Fuentedepárrafopredeter." style:family="text">
      <style:text-properties style:font-name="Aptos" style:font-name-asian="Aptos" style:font-name-complex="Aptos"/>
    </style:style>
    <style:style style:name="P154" style:parent-style-name="Párrafodelista" style:family="paragraph">
      <style:paragraph-properties fo:text-align="justify" fo:margin-top="0.1666in" fo:margin-bottom="0.1666in"/>
    </style:style>
    <style:style style:name="T15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56" style:parent-style-name="Fuentedepárrafopredeter." style:family="text">
      <style:text-properties style:font-name="Aptos" style:font-name-asian="Aptos" style:font-name-complex="Aptos"/>
    </style:style>
    <style:style style:name="P157" style:parent-style-name="Normal" style:family="paragraph">
      <style:paragraph-properties fo:text-align="justify" fo:margin-top="0.1666in" fo:margin-bottom="0.1666in"/>
    </style:style>
    <style:style style:name="T15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159" style:parent-style-name="Párrafodelista" style:family="paragraph">
      <style:paragraph-properties fo:text-align="justify" fo:margin-top="0.1666in" fo:margin-bottom="0.1666in"/>
    </style:style>
    <style:style style:name="T16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61" style:parent-style-name="Fuentedepárrafopredeter." style:family="text">
      <style:text-properties style:font-name="Aptos" style:font-name-asian="Aptos" style:font-name-complex="Aptos"/>
    </style:style>
    <style:style style:name="P162" style:parent-style-name="Párrafodelista" style:family="paragraph">
      <style:paragraph-properties fo:text-align="justify" fo:margin-top="0.1666in" fo:margin-bottom="0.1666in"/>
    </style:style>
    <style:style style:name="T16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64" style:parent-style-name="Fuentedepárrafopredeter." style:family="text">
      <style:text-properties style:font-name="Aptos" style:font-name-asian="Aptos" style:font-name-complex="Aptos"/>
    </style:style>
    <style:style style:name="P165" style:parent-style-name="Párrafodelista" style:family="paragraph">
      <style:paragraph-properties fo:text-align="justify" fo:margin-top="0.1666in" fo:margin-bottom="0.1666in"/>
    </style:style>
    <style:style style:name="T166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67" style:parent-style-name="Fuentedepárrafopredeter." style:family="text">
      <style:text-properties style:font-name="Aptos" style:font-name-asian="Aptos" style:font-name-complex="Aptos"/>
    </style:style>
    <style:style style:name="P168" style:parent-style-name="Párrafodelista" style:family="paragraph">
      <style:paragraph-properties fo:text-align="justify" fo:margin-top="0.1666in" fo:margin-bottom="0.1666in"/>
    </style:style>
    <style:style style:name="T16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70" style:parent-style-name="Fuentedepárrafopredeter." style:family="text">
      <style:text-properties style:font-name="Aptos" style:font-name-asian="Aptos" style:font-name-complex="Aptos"/>
    </style:style>
    <style:style style:name="P171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72" style:parent-style-name="Normal" style:family="paragraph">
      <style:paragraph-properties fo:text-align="justify" fo:margin-top="0.1666in" fo:margin-bottom="0.1666in"/>
    </style:style>
    <style:style style:name="T173" style:parent-style-name="Fuentedepárrafopredeter." style:family="text">
      <style:text-properties style:font-name="Aptos" style:font-name-asian="Aptos" style:font-name-complex="Aptos"/>
    </style:style>
    <style:style style:name="P174" style:parent-style-name="Párrafodelista" style:family="paragraph">
      <style:paragraph-properties fo:text-align="justify" fo:margin-top="0.1666in" fo:margin-bottom="0.1666in"/>
    </style:style>
    <style:style style:name="T17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76" style:parent-style-name="Fuentedepárrafopredeter." style:family="text">
      <style:text-properties style:font-name="Aptos" style:font-name-asian="Aptos" style:font-name-complex="Aptos"/>
    </style:style>
    <style:style style:name="P177" style:parent-style-name="Párrafodelista" style:family="paragraph">
      <style:paragraph-properties fo:text-align="justify" fo:margin-top="0.1666in" fo:margin-bottom="0.1666in"/>
    </style:style>
    <style:style style:name="T17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79" style:parent-style-name="Fuentedepárrafopredeter." style:family="text">
      <style:text-properties style:font-name="Aptos" style:font-name-asian="Aptos" style:font-name-complex="Aptos"/>
    </style:style>
    <style:style style:name="P180" style:parent-style-name="Párrafodelista" style:family="paragraph">
      <style:paragraph-properties fo:text-align="justify" fo:margin-top="0.1666in" fo:margin-bottom="0.1666in"/>
    </style:style>
    <style:style style:name="T18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82" style:parent-style-name="Fuentedepárrafopredeter." style:family="text">
      <style:text-properties style:font-name="Aptos" style:font-name-asian="Aptos" style:font-name-complex="Aptos"/>
    </style:style>
    <style:style style:name="P183" style:parent-style-name="Párrafodelista" style:family="paragraph">
      <style:paragraph-properties fo:text-align="justify" fo:margin-top="0.1666in" fo:margin-bottom="0.1666in"/>
    </style:style>
    <style:style style:name="T18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85" style:parent-style-name="Fuentedepárrafopredeter." style:family="text">
      <style:text-properties style:font-name="Aptos" style:font-name-asian="Aptos" style:font-name-complex="Aptos"/>
    </style:style>
    <style:style style:name="P186" style:parent-style-name="Párrafodelista" style:family="paragraph">
      <style:paragraph-properties fo:text-align="justify" fo:margin-top="0.1666in" fo:margin-bottom="0.1666in"/>
    </style:style>
    <style:style style:name="T18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88" style:parent-style-name="Fuentedepárrafopredeter." style:family="text">
      <style:text-properties style:font-name="Aptos" style:font-name-asian="Aptos" style:font-name-complex="Aptos"/>
    </style:style>
    <style:style style:name="T189" style:parent-style-name="Fuentedepárrafopredeter." style:family="text">
      <style:text-properties style:font-name="Aptos" style:font-name-asian="Aptos" style:font-name-complex="Aptos"/>
    </style:style>
    <style:style style:name="P190" style:parent-style-name="Párrafodelista" style:family="paragraph">
      <style:paragraph-properties fo:text-align="justify" fo:margin-top="0.1666in" fo:margin-bottom="0.1666in"/>
    </style:style>
    <style:style style:name="T19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92" style:parent-style-name="Fuentedepárrafopredeter." style:family="text">
      <style:text-properties style:font-name="Aptos" style:font-name-asian="Aptos" style:font-name-complex="Aptos"/>
    </style:style>
    <style:style style:name="T193" style:parent-style-name="Fuentedepárrafopredeter." style:family="text">
      <style:text-properties style:font-name="Aptos" style:font-name-asian="Aptos" style:font-name-complex="Aptos"/>
    </style:style>
    <style:style style:name="P194" style:parent-style-name="Párrafodelista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95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196" style:parent-style-name="Normal" style:family="paragraph">
      <style:paragraph-properties fo:text-align="justify" fo:margin-top="0.1666in" fo:margin-bottom="0.1666in" fo:margin-left="0.4916in">
        <style:tab-stops/>
      </style:paragraph-properties>
      <style:text-properties style:font-name="Aptos" style:font-name-asian="Aptos" style:font-name-complex="Aptos"/>
    </style:style>
    <style:style style:name="P197" style:parent-style-name="Normal" style:family="paragraph">
      <style:paragraph-properties fo:text-align="justify" fo:margin-top="0.1666in" fo:margin-bottom="0.1666in"/>
    </style:style>
    <style:style style:name="T198" style:parent-style-name="Fuentedepárrafopredeter." style:family="text">
      <style:text-properties style:font-name="Aptos" style:font-name-asian="Aptos" style:font-name-complex="Aptos"/>
    </style:style>
    <style:style style:name="P199" style:parent-style-name="Párrafodelista" style:family="paragraph">
      <style:paragraph-properties fo:text-align="justify" fo:margin-top="0.1666in" fo:margin-bottom="0.1666in"/>
    </style:style>
    <style:style style:name="T20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01" style:parent-style-name="Fuentedepárrafopredeter." style:family="text">
      <style:text-properties style:font-name="Aptos" style:font-name-asian="Aptos" style:font-name-complex="Aptos"/>
    </style:style>
    <style:style style:name="P202" style:parent-style-name="Párrafodelista" style:family="paragraph">
      <style:paragraph-properties fo:text-align="justify" fo:margin-top="0.1666in" fo:margin-bottom="0.1666in"/>
    </style:style>
    <style:style style:name="T20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04" style:parent-style-name="Fuentedepárrafopredeter." style:family="text">
      <style:text-properties style:font-name="Aptos" style:font-name-asian="Aptos" style:font-name-complex="Aptos"/>
    </style:style>
    <style:style style:name="P205" style:parent-style-name="Párrafodelista" style:family="paragraph">
      <style:paragraph-properties fo:text-align="justify" fo:margin-top="0.1666in" fo:margin-bottom="0.1666in"/>
    </style:style>
    <style:style style:name="T206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07" style:parent-style-name="Fuentedepárrafopredeter." style:family="text">
      <style:text-properties style:font-name="Aptos" style:font-name-asian="Aptos" style:font-name-complex="Aptos"/>
    </style:style>
    <style:style style:name="P208" style:parent-style-name="Párrafodelista" style:family="paragraph">
      <style:paragraph-properties fo:text-align="justify" fo:margin-top="0.1666in" fo:margin-bottom="0.1666in"/>
    </style:style>
    <style:style style:name="T20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10" style:parent-style-name="Fuentedepárrafopredeter." style:family="text">
      <style:text-properties style:font-name="Aptos" style:font-name-asian="Aptos" style:font-name-complex="Aptos"/>
    </style:style>
    <style:style style:name="P211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212" style:parent-style-name="Normal" style:family="paragraph">
      <style:paragraph-properties fo:text-align="justify" fo:margin-top="0.1666in" fo:margin-bottom="0.1666in"/>
    </style:style>
    <style:style style:name="T213" style:parent-style-name="Fuentedepárrafopredeter." style:family="text">
      <style:text-properties style:font-name="Aptos" style:font-name-asian="Aptos" style:font-name-complex="Aptos"/>
    </style:style>
    <style:style style:name="P214" style:parent-style-name="Normal" style:family="paragraph">
      <style:paragraph-properties fo:text-align="justify" fo:margin-top="0.1666in" fo:margin-bottom="0.1666in" fo:margin-left="0.4916in">
        <style:tab-stops/>
      </style:paragraph-properties>
      <style:text-properties style:font-name="Aptos" style:font-name-asian="Aptos" style:font-name-complex="Aptos"/>
    </style:style>
    <style:style style:name="P215" style:parent-style-name="Párrafodelista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216" style:parent-style-name="Párrafodelista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217" style:parent-style-name="Párrafodelista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218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219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220" style:parent-style-name="Normal" style:family="paragraph">
      <style:paragraph-properties fo:text-align="justify" fo:margin-top="0.1666in" fo:margin-bottom="0.1666in"/>
      <style:text-properties style:font-name="Aptos" style:font-name-asian="Aptos" style:font-name-complex="Aptos"/>
    </style:style>
    <style:style style:name="P221" style:parent-style-name="Párrafodelista" style:family="paragraph">
      <style:paragraph-properties fo:text-align="justify" fo:margin-top="0.1666in" fo:margin-bottom="0.1666in"/>
    </style:style>
    <style:style style:name="P222" style:parent-style-name="Párrafodelista" style:family="paragraph">
      <style:paragraph-properties fo:text-align="justify" fo:margin-top="0.1666in" fo:margin-bottom="0.1666in"/>
    </style:style>
    <style:style style:name="P223" style:parent-style-name="Normal" style:family="paragraph">
      <style:paragraph-properties fo:text-align="justify"/>
      <style:text-properties style:font-name="Aptos" style:font-name-asian="Aptos" style:font-name-complex="Aptos"/>
    </style:style>
    <style:style style:name="P224" style:parent-style-name="Normal" style:family="paragraph">
      <style:paragraph-properties fo:text-align="justify"/>
    </style:style>
    <style:style style:name="P225" style:parent-style-name="Normal" style:family="paragraph">
      <style:paragraph-properties fo:break-before="page"/>
    </style:style>
    <style:style style:name="P22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7" style:parent-style-name="Normal" style:family="paragraph">
      <style:text-properties style:font-name="Aptos" style:font-name-asian="Aptos" style:font-name-complex="Aptos"/>
    </style:style>
    <style:style style:name="P228" style:parent-style-name="Normal" style:family="paragraph">
      <style:text-properties style:font-name="Aptos" style:font-name-asian="Aptos" style:font-name-complex="Aptos"/>
    </style:style>
    <style:style style:name="P229" style:parent-style-name="Normal" style:family="paragraph">
      <style:text-properties style:font-name="Aptos" style:font-name-asian="Aptos" style:font-name-complex="Aptos"/>
    </style:style>
  </office:automatic-styles>
  <office:body>
    <office:text text:use-soft-page-breaks="true">
      <text:p text:style-name="P1">1-<text:span text:style-name="T2"><text:s/>¿Cómo afectan las políticas de privacidad de las redes sociales a la protección de datos personales?</text:span></text:p>
      <text:p text:style-name="Normal"><text:span text:style-name="T3">Las políticas de privacidad de las redes sociales son esenciales para proteger los datos personales de los usuarios al establecer normas claras sobre cómo se manejan y protegen los datos. Sin embargo, es importante que los usuarios revisen regularmente estas políticas y comprendan cómo afectan su privacidad en línea.</text:span></text:p>
      <text:p text:style-name="P4"><text:bookmark-start text:name="_Int_k8MSYa7f"/>2-<text:s/>¿Cuáles son las implicaciones éticas de la vigilancia masiva por parte de los gobiernos?<text:bookmark-end text:name="_Int_k8MSYa7f"/></text:p>
      <text:p text:style-name="Normal"><text:span text:style-name="T5">La vigilancia masiva por parte de los gobiernos plantea desafíos éticos significativos relacionados con la privacidad, el poder, la confianza pública y la libertad individual. Es importante que estas prácticas sean objeto de escrutinio y debate público para garantizar que se equilibren adecuadamente los intereses de seguridad y privacidad.</text:span></text:p>
      <text:p text:style-name="P6">3-<text:s/>¿Qué medidas de seguridad deben implementarse para proteger los datos personales en la nube?</text:p>
      <text:p text:style-name="P7"><text:span text:style-name="T8">Proteger los datos personales en la nube es fundamental para garantizar la privacidad y la seguridad de la información. Aquí hay algunas medidas de seguridad que pueden implementarse:</text:span></text:p>
      <text:list text:style-name="LFO14" text:continue-numbering="true">
        <text:list-item>
          <text:p text:style-name="P9"><text:span text:style-name="T10">Cifrado de datos</text:span><text:span text:style-name="T11">: Utilizar el cifrado para proteger los datos mientras están en tránsito (durante la transferencia de datos entre el usuario y el proveedor de servicios en la nube) y en reposo (almacenados en los servidores de la nube). El cifrado garantiza que incluso si los datos son interceptados, serán ilegibles sin la clave de cifrado correspondiente.</text:span></text:p>
        </text:list-item>
        <text:list-item>
          <text:p text:style-name="P12"><text:span text:style-name="T13">Gestión de acceso</text:span><text:span text:style-name="T14">: Implementar medidas de control de acceso para limitar quién puede acceder a los datos almacenados en la nube. Esto incluye autenticación de múltiples factores, políticas de contraseñas sólidas y la asignación de permisos de acceso basados en roles para garantizar que solo los usuarios autorizados puedan acceder a la información.</text:span></text:p>
        </text:list-item>
        <text:list-item>
          <text:p text:style-name="P15"><text:span text:style-name="T16">Monitoreo y registro de eventos</text:span><text:span text:style-name="T17">: Establecer sistemas de monitoreo continuo para detectar actividades sospechosas o no autorizadas en la nube. Esto puede incluir la supervisión de registros de eventos, análisis de comportamiento anómalo y alertas tempranas de posibles intrusiones o violaciones de seguridad.</text:span></text:p>
        </text:list-item>
        <text:list-item>
          <text:p text:style-name="P18"><text:span text:style-name="T19">Respaldo y recuperación de datos</text:span><text:span text:style-name="T20">: Realizar copias de seguridad periódicas de los datos almacenados en la nube y establecer procedimientos de recuperación en caso de pérdida de datos, corrupción o ransomware. Esto garantiza la disponibilidad y la integridad de los datos en caso de incidentes de seguridad.</text:span></text:p>
        </text:list-item>
      </text:list>
      <text:p text:style-name="P21"/>
      <text:p text:style-name="P22">4-<text:s/>¿Cómo se puede garantizar la transparencia y responsabilidad en los sistemas de inteligencia artificial?</text:p>
      <text:p text:style-name="Normal"><text:span text:style-name="T23">Garantizar la transparencia y la responsabilidad en los sistemas de inteligencia artificial (IA) es fundamental para mitigar riesgos y promover el uso ético de esta tecnología.</text:span></text:p>
      <text:p text:style-name="Normal"><text:span text:style-name="T24">Garantizar la transparencia y la responsabilidad en los sistemas de IA requiere un amplio enfoque que aborde aspectos técnicos, éticos, legales y sociales. Es fundamental que los desarrolladores, reguladores y otras partes interesadas trabajen juntos para promover un uso ético y responsable de la IA en beneficio de la sociedad.</text:span></text:p>
      <text:p text:style-name="P25"/>
      <text:p text:style-name="P26">5- ¿Qué impactos positivos y negativos tiene la automatización en el empleo y la<text:s/></text:p>
      <text:p text:style-name="P27"><text:bookmark-start text:name="_Int_A2kVo1WV"/>Economía?<text:bookmark-end text:name="_Int_A2kVo1WV"/></text:p>
      <text:h text:style-name="P28" text:outline-level="3"><text:span text:style-name="T29">Impactos positivos:</text:span></text:h>
      <text:list text:style-name="LFO13" text:continue-numbering="true">
        <text:list-item>
          <text:p text:style-name="P30"><text:span text:style-name="T31">Aumento de la productividad</text:span><text:span text:style-name="T32">: La automatización puede aumentar la eficiencia y la productividad al realizar tareas repetitivas o tediosas de manera más rápida y precisa que los humanos.</text:span></text:p>
        </text:list-item>
        <text:list-item>
          <text:p text:style-name="P33"><text:span text:style-name="T34">Reducción de costos laborales</text:span><text:span text:style-name="T35">: La automatización puede reducir los costos laborales al reemplazar trabajadores humanos en ciertas tareas, lo que puede llevar a una mayor rentabilidad para las empresas y a una reducción potencial de los precios para los consumidores.</text:span></text:p>
        </text:list-item>
        <text:list-item>
          <text:p text:style-name="P36"><text:span text:style-name="T37">Innovación y crecimiento económico</text:span><text:span text:style-name="T38">: La automatización puede liberar recursos humanos para actividades más creativas, innovadoras y de alto valor agregado, lo que puede impulsar la innovación y el crecimiento económico a largo plazo.</text:span></text:p>
        </text:list-item>
        <text:list-item>
          <text:p text:style-name="P39"><text:span text:style-name="T40">Mejora de la seguridad y la precisión</text:span><text:span text:style-name="T41">: En entornos peligrosos o delicados, la automatización puede mejorar la seguridad al reducir la exposición humana a riesgos potenciales. Además, los sistemas automatizados suelen ser más precisos y consistentes en la ejecución de tareas que los humanos.</text:span></text:p>
        </text:list-item>
      </text:list>
      <text:h text:style-name="P42" text:outline-level="3"><text:span text:style-name="T43">Impactos negativos:</text:span></text:h>
      <text:list text:style-name="LFO12" text:continue-numbering="true">
        <text:list-item>
          <text:p text:style-name="P44"><text:span text:style-name="T45">Pérdida de empleo</text:span><text:span text:style-name="T46">: La automatización puede resultar en la pérdida de empleos para trabajadores cuyas tareas son automatizadas. Esto puede conducir a la desocupación y al desplazamiento laboral, especialmente para aquellos con habilidades y educación limitadas para adaptarse a nuevas ocupaciones.</text:span></text:p>
        </text:list-item>
        <text:list-item>
          <text:p text:style-name="P47"><text:span text:style-name="T48">Desigualdad y polarización laboral</text:span><text:span text:style-name="T49">: La automatización puede aumentar la desigualdad económica al concentrar los beneficios en los propietarios y operadores de la tecnología, mientras que los trabajadores menos calificados pueden enfrentar dificultades para encontrar empleo o ver reducidos sus salarios.</text:span></text:p>
        </text:list-item>
        <text:list-item>
          <text:p text:style-name="P50"><text:span text:style-name="T51">Desplazamiento geográfico y sectorial</text:span><text:span text:style-name="T52">: La automatización puede provocar el desplazamiento geográfico y sectorial de empleos, ya que algunas industrias y regiones pueden verse más afectadas que otras por la automatización, lo que puede tener efectos negativos en comunidades y trabajadores locales.</text:span></text:p>
        </text:list-item>
        <text:list-item>
          <text:p text:style-name="P53"><text:span text:style-name="T54">Desafíos de reconversión laboral y educación</text:span><text:span text:style-name="T55">: La automatización puede requerir una reconversión laboral significativa para los trabajadores afectados, así como la necesidad de programas de educación y capacitación para adquirir nuevas habilidades y competencias relevantes en un mercado laboral cambiante.</text:span></text:p>
        </text:list-item>
      </text:list>
      <text:p text:style-name="P56">6-<text:s/>¿Cómo se pueden mitigar los sesgos en los algoritmos de inteligencia artificial?</text:p>
      <text:p text:style-name="P57"><text:span text:style-name="T58">Al implementar estas estrategias de mitigación de sesgos, es posible mejorar la equidad y la imparcialidad de los algoritmos de inteligencia artificial y reducir el riesgo de discriminación y sesgo injusto en las decisiones automatizadas. Sin embargo, es importante reconocer que la mitigación completa de sesgos en los algoritmos de IA es un desafío continuo y que se requiere un enfoque multidisciplinario y colaborativo para abordarlo de manera efectiva.</text:span></text:p>
      <text:p text:style-name="P59"><text:span text:style-name="T60">7-</text:span><text:span text:style-name="T61"><text:s/>¿De qué manera la brecha digital afecta a las comunidades rurales y de bajos ingresos?</text:span><text:line-break/><text:span text:style-name="T62">La brecha digital puede ampliar las desigualdades sociales, económicas y educativas entre las comunidades rurales y de bajos ingresos y otras comunidades más privilegiadas. Para abordar esta brecha, es necesario implementar políticas y programas que promuevan el acceso equitativo a la tecnología digital, así como el desarrollo de<text:s/></text:span><text:bookmark-start text:name="_Int_PdkPg59P"/><text:span text:style-name="T63">habilidades digitales y la alfabetización digital</text:span><text:bookmark-end text:name="_Int_PdkPg59P"/><text:span text:style-name="T64"><text:s/>en estas comunidades.</text:span></text:p>
      <text:p text:style-name="P65">8-<text:s/>¿Qué estrategias se pueden implementar para mejorar el acceso a la tecnología en países en desarrollo?</text:p>
      <text:p text:style-name="P66"><text:span text:style-name="T67">Mejorar el acceso a la tecnología en países en desarrollo es fundamental para promover el desarrollo socioeconómico y reducir las disparidades digitales. Aquí hay algunas estrategias que pueden implementarse para lograrlo:</text:span></text:p>
      <text:list text:style-name="LFO11" text:continue-numbering="true">
        <text:list-item>
          <text:p text:style-name="P68"><text:span text:style-name="T69">Infraestructura de telecomunicaciones</text:span><text:span text:style-name="T70">: Invertir en la expansión de la infraestructura de telecomunicaciones, como redes de fibra óptica, torres de comunicaciones móviles y acceso a Internet de alta velocidad. Esto incluye tanto zonas urbanas como rurales, asegurando una cobertura amplia y equitativa.</text:span></text:p>
        </text:list-item>
        <text:list-item>
          <text:p text:style-name="P71"><text:span text:style-name="T72">Conectividad asequible</text:span><text:span text:style-name="T73">: Promover políticas que fomenten la competencia en el mercado de telecomunicaciones y reduzcan los costos de acceso a Internet y servicios de comunicación. Esto puede incluir la eliminación de barreras regulatorias, subsidios para la conectividad en áreas desatendidas y programas de acceso asequible para poblaciones de bajos ingresos.</text:span></text:p>
        </text:list-item>
        <text:list-item>
          <text:p text:style-name="P74"><text:span text:style-name="T75">Acceso a dispositivos tecnológicos</text:span><text:span text:style-name="T76">: Facilitar el acceso a dispositivos tecnológicos, como teléfonos inteligentes, computadoras portátiles y tabletas, a través de programas de subsidios, financiamiento asequible o iniciativas de reutilización de dispositivos.</text:span></text:p>
        </text:list-item>
        <text:list-item>
          <text:p text:style-name="P77"><text:span text:style-name="T78">Desarrollo de habilidades digitales</text:span><text:span text:style-name="T79">: Implementar programas de alfabetización digital y capacitación en habilidades digitales para ayudar a las personas a utilizar eficazmente la tecnología y aprovechar sus beneficios. Esto puede incluir la creación de centros comunitarios de TIC, programas de capacitación en línea y colaboraciones con empresas y organizaciones educativas.</text:span></text:p>
        </text:list-item>
      </text:list>
      <text:p text:style-name="P80"/>
      <text:p text:style-name="P81">9- ¿Cómo puede la tecnología ser diseñada para ser inclusiva y accesible para personas con discapacidades?</text:p>
      <text:p text:style-name="P82"><text:span text:style-name="T83">Diseñar tecnología para que sea inclusiva y accesible para personas con discapacidades es fundamental para garantizar la igualdad de oportunidades y la participación plena en la sociedad digital. Aquí hay algunas formas en que la tecnología puede ser diseñada con ese fin:</text:span></text:p>
      <text:list text:style-name="LFO10" text:continue-numbering="true">
        <text:list-item>
          <text:p text:style-name="P84"><text:span text:style-name="T85">Consideraciones de accesibilidad desde el principio</text:span><text:span text:style-name="T86">: Integrar consideraciones de accesibilidad en todas las etapas del proceso de diseño y desarrollo de la tecnología, desde la concepción inicial hasta la implementación y las actualizaciones posteriores.<text:s/></text:span><text:bookmark-start text:name="_Int_3O7e6Rdb"/><text:span text:style-name="T87">Esto implica tener en cuenta las necesidades de accesibilidad desde el principio en lugar de tratar de agregarlas más tarde.</text:span><text:bookmark-end text:name="_Int_3O7e6Rdb"/></text:p>
        </text:list-item>
        <text:list-item>
          <text:p text:style-name="P88"><text:span text:style-name="T89">Cumplimiento de estándares de accesibilidad</text:span><text:span text:style-name="T90">: Adherirse a estándares de accesibilidad reconocidos internacionalmente, como las Pautas de Accesibilidad para el Contenido Web (WCAG), para garantizar que la tecnología sea accesible para personas con discapacidades visuales, auditivas, motoras y cognitivas.</text:span></text:p>
        </text:list-item>
        <text:list-item>
          <text:p text:style-name="P91"><text:span text:style-name="T92">Diseño centrado en el usuario</text:span><text:span text:style-name="T93">: Adoptar un enfoque de diseño centrado en el usuario que involucre a personas con discapacidades en el proceso de diseño para comprender mejor sus necesidades, desafíos y preferencias. Esto puede incluir pruebas de usabilidad con personas con discapacidades y la incorporación de sus comentarios y retroalimentación en el diseño final.</text:span></text:p>
        </text:list-item>
        <text:list-item>
          <text:p text:style-name="P94"><text:span text:style-name="T95">Personalización y adaptabilidad</text:span><text:span text:style-name="T96">: Proporcionar opciones de personalización y adaptabilidad para permitir que los usuarios ajusten la tecnología según sus necesidades y preferencias individuales. Esto puede incluir ajustes de tamaño de texto, contraste de color, velocidad de interacción y métodos de entrada alternativos.</text:span></text:p>
        </text:list-item>
      </text:list>
      <text:p text:style-name="P97"><text:bookmark-start text:name="_Int_0CJmIXSM"/>10- .<text:bookmark-end text:name="_Int_0CJmIXSM"/><text:s/>¿Cuáles son los principales impactos ambientales de la producción y eliminación de dispositivos electrónicos?</text:p>
      <text:p text:style-name="P98">La producción y eliminación de dispositivos electrónicos tienen una serie de impactos ambientales negativos, que van desde la degradación del medio ambiente y la contaminación hasta la pérdida de recursos valiosos y los riesgos para la salud humana y el bienestar. Es crucial adoptar enfoques más sostenibles y responsables en la producción, uso y disposición de dispositivos electrónicos para mitigar estos impactos y promover un futuro más sostenible y saludable.</text:p>
      <text:p text:style-name="P99">11-<text:span text:style-name="T100"><text:s/>¿Cómo pueden las empresas tecnológicas adoptar prácticas más sostenibles y ecológicas?</text:span></text:p>
      <text:p text:style-name="P101"><text:span text:style-name="T102">Las empresas tecnológicas pueden adoptar una serie de prácticas más sostenibles y ecológicas para reducir su impacto ambiental y promover la responsabilidad social corporativa. Aquí hay algunas formas en que pueden hacerlo:</text:span></text:p>
      <text:list text:style-name="LFO6" text:continue-numbering="true">
        <text:list-item>
          <text:p text:style-name="P103"><text:span text:style-name="T104">Diseño de productos sostenibles</text:span><text:span text:style-name="T105">: Priorizar el diseño de productos que sean duraderos, reparables, actualizables y reciclables. Esto implica utilizar materiales sostenibles, minimizar el uso de componentes tóxicos y facilitar el desmontaje y la recuperación de materiales al final de la vida útil del producto.</text:span></text:p>
        </text:list-item>
        <text:list-item>
          <text:p text:style-name="P106"><text:span text:style-name="T107">Eficiencia energética</text:span><text:span text:style-name="T108">: Desarrollar productos y servicios que sean energéticamente eficientes y consuman menos recursos durante su uso. Esto puede incluir la optimización del software para reducir el consumo de energía, la implementación de estándares de eficiencia energética y la promoción de prácticas de uso responsable entre los usuarios.</text:span></text:p>
        </text:list-item>
        <text:list-item>
          <text:p text:style-name="P109"><text:span text:style-name="T110">Uso de energías renovables</text:span><text:span text:style-name="T111">: Transitar hacia fuentes de energía renovable para alimentar las operaciones de la empresa y la producción de productos. Esto puede implicar la instalación de paneles solares, la compra de energía eólica o la participación en programas de energía limpia.</text:span></text:p>
        </text:list-item>
      </text:list>
      <text:p text:style-name="P112">12-<text:s/>¿Qué papel juegan las energías renovables en la reducción del consumo energético de los centros de datos?</text:p>
      <text:p text:style-name="P113"><text:bookmark-start text:name="_Int_FJ5jGKGt"/>Las energías renovables desempeñan un papel fundamental en la reducción del consumo energético de los centros de datos al proporcionar una fuente de energía limpia, estable y económicamente viable.<text:bookmark-end text:name="_Int_FJ5jGKGt"/><text:s/>Al adoptar energías renovables, los centros de datos pueden mejorar su sostenibilidad ambiental, reducir sus costos operativos y contribuir a la mitigación del cambio climático.</text:p>
      <text:p text:style-name="P114">13- ¿Qué importancia tiene el consentimiento informado en la investigación tecnológica?</text:p>
      <text:p text:style-name="P115"><text:span text:style-name="T116">El consentimiento informado es fundamental en la investigación tecnológica, al igual que en cualquier otra investigación que involucre participantes humanos. Proporciona protección, transparencia, confianza y validación ética, y es fundamental para garantizar el respeto de los derechos y el bienestar de los participantes.</text:span></text:p>
      <text:p text:style-name="P117">14- ¿Cuáles son los desafíos éticos de experimentar con nuevas tecnologías en humanos?</text:p>
      <text:p text:style-name="P118"><text:bookmark-start text:name="_Int_WlcP1ipq"/>La experimentación con nuevas tecnologías en humanos plantea una serie de desafíos éticos que deben ser abordados de manera cuidadosa y responsable para proteger los derechos, la seguridad y el bienestar de los participantes humanos.<text:bookmark-end text:name="_Int_WlcP1ipq"/><text:s/>Es fundamental que los investigadores, los comités de ética y las partes interesadas relevantes trabajen juntos para abordar estos desafíos de manera efectiva y promover la investigación ética y responsable.</text:p>
      <text:p text:style-name="P119">15- ¿Cómo pueden los investigadores balancear la innovación con la responsabilidad ética?</text:p>
      <text:p text:style-name="P120">Los investigadores pueden balancear la innovación con la responsabilidad ética al integrar la ética en todas las etapas de su trabajo, buscar asesoramiento ético cuando sea necesario, ser transparentes y transparentes sobre su investigación, y tomar medidas para minimizar cualquier impacto negativo. Es fundamental que los investigadores se comprometan a realizar su trabajo de manera ética y responsable para garantizar la confianza del público y promover el avance científico y tecnológico en beneficio de la sociedad.</text:p>
      <text:p text:style-name="P121">16-<text:s/>¿Cómo pueden las plataformas tecnológicas equilibrar la moderación de contenido y la protección de la libertad de expresión?</text:p>
      <text:p text:style-name="P122"><text:span text:style-name="T123">Es importante reconocer que encontrar el equilibrio adecuado entre la moderación de contenido y la protección de la libertad de expresión es un proceso continuo y que puede requerir ajustes a medida que evolucionan las normas sociales y tecnológicas. Las plataformas tecnológicas deben estar abiertas al diálogo con los usuarios y las partes interesadas para adaptarse a estos cambios y mejorar sus prácticas de moderación con el tiempo.</text:span></text:p>
      <text:p text:style-name="P124"><text:bookmark-start text:name="_Int_fhuv9dUb"/>17- ¿Cuáles son las consecuencias éticas de la vigilancia tecnológica sobre los derechos humanos?<text:bookmark-end text:name="_Int_fhuv9dUb"/></text:p>
      <text:p text:style-name="P125"><text:span text:style-name="T126">La vigilancia tecnológica puede tener varias consecuencias éticas sobre los derechos humanos, algunas de las cuales incluyen:</text:span></text:p>
      <text:list text:style-name="LFO5" text:continue-numbering="true">
        <text:list-item>
          <text:p text:style-name="P127"><text:span text:style-name="T128">Violación de la privacidad</text:span><text:span text:style-name="T129">: La vigilancia tecnológica a menudo implica la recopilación masiva de datos personales, lo que puede violar el derecho a la privacidad de las personas. Cuando se recolecta y analiza información personal sin consentimiento adecuado o sin medidas adecuadas de protección de datos, se socava la autonomía y la dignidad de los individuos.</text:span></text:p>
        </text:list-item>
        <text:list-item>
          <text:p text:style-name="P130"><text:span text:style-name="T131">Aumento del poder estatal</text:span><text:span text:style-name="T132">: La vigilancia tecnológica, cuando es llevada a cabo por el Estado de manera indiscriminada y sin supervisión adecuada, puede conducir a un aumento del poder estatal sobre los ciudadanos. Esto puede dar lugar a abusos de autoridad, represión de la disidencia política y limitación de las libertades civiles.</text:span></text:p>
        </text:list-item>
        <text:list-item>
          <text:p text:style-name="P133"><text:span text:style-name="T134">Discriminación y perfilado injusto</text:span><text:span text:style-name="T135">: Los algoritmos utilizados en la vigilancia tecnológica pueden ser inherentemente sesgados, lo que lleva a la discriminación y al perfilado injusto de ciertos grupos de personas. Esto puede resultar en tratamientos desiguales ante la ley y reforzar las desigualdades sociales y estructurales existentes.</text:span></text:p>
        </text:list-item>
        <text:list-item>
          <text:p text:style-name="P136"><text:span text:style-name="T137">Impacto en la libertad de expresión y asociación</text:span><text:span text:style-name="T138">: La vigilancia tecnológica puede inhibir la libertad de expresión y asociación al crear un ambiente de autocensura y temor entre los ciudadanos. El conocimiento de la vigilancia puede disuadir a las personas de expresar sus opiniones libremente o de participar en actividades sociales y políticas.</text:span></text:p>
        </text:list-item>
      </text:list>
      <text:p text:style-name="P139"/>
      <text:p text:style-name="P140">18- ¿De qué manera las tecnologías pueden ser utilizadas para proteger o violar los derechos humanos?</text:p>
      <text:p text:style-name="P141"><text:span text:style-name="T142">Las tecnologías pueden ser tanto una herramienta para proteger los derechos humanos como una herramienta para violarlos, dependiendo de cómo se utilicen. Aquí hay algunos ejemplos:</text:span></text:p>
      <text:p text:style-name="P143"><text:span text:style-name="T144">Proteger los derechos humanos:</text:span></text:p>
      <text:list text:style-name="LFO4" text:continue-numbering="true">
        <text:list-item>
          <text:p text:style-name="P145"><text:span text:style-name="T146">Monitoreo de derechos humanos</text:span><text:span text:style-name="T147">: Las tecnologías de monitoreo, como cámaras de vigilancia y aplicaciones de informes de derechos humanos, pueden ayudar a documentar violaciones de derechos humanos y proporcionar evidencia para enjuiciar a los perpetradores.</text:span></text:p>
        </text:list-item>
        <text:list-item>
          <text:p text:style-name="P148"><text:span text:style-name="T149">Acceso a la información</text:span><text:span text:style-name="T150">: Internet y las redes sociales pueden ser utilizados para difundir información sobre los derechos humanos, facilitando la conciencia pública y la educación sobre estos temas.</text:span></text:p>
        </text:list-item>
        <text:list-item>
          <text:p text:style-name="P151"><text:span text:style-name="T152">Protección de la privacidad</text:span><text:span text:style-name="T153">: Las herramientas de cifrado y privacidad pueden proteger la comunicación personal y asegurar que los datos sensibles estén protegidos contra el acceso no autorizado.</text:span></text:p>
        </text:list-item>
        <text:list-item>
          <text:p text:style-name="P154"><text:span text:style-name="T155">Promoción de la transparencia</text:span><text:span text:style-name="T156">: Las tecnologías como blockchain pueden utilizarse para aumentar la transparencia en áreas como la financiación gubernamental y las elecciones, ayudando a prevenir la corrupción y promoviendo la rendición de cuentas.</text:span></text:p>
        </text:list-item>
      </text:list>
      <text:p text:style-name="P157"><text:span text:style-name="T158">Violación de los derechos humanos:</text:span></text:p>
      <text:list text:style-name="LFO3" text:continue-numbering="true">
        <text:list-item>
          <text:p text:style-name="P159"><text:span text:style-name="T160">Vigilancia masiva</text:span><text:span text:style-name="T161">: Los gobiernos y otras entidades pueden utilizar tecnologías de vigilancia para monitorear las actividades de los ciudadanos sin su conocimiento o consentimiento, lo que viola el derecho a la privacidad.</text:span></text:p>
        </text:list-item>
        <text:list-item>
          <text:p text:style-name="P162"><text:span text:style-name="T163">Censura en línea</text:span><text:span text:style-name="T164">: Los regímenes autoritarios pueden utilizar tecnologías de censura para restringir la libertad de expresión y silenciar a la oposición política, limitando el acceso a información crítica.</text:span></text:p>
        </text:list-item>
        <text:list-item>
          <text:p text:style-name="P165"><text:span text:style-name="T166">Discriminación algorítmica</text:span><text:span text:style-name="T167">: Los algoritmos de inteligencia artificial pueden introducir sesgos discriminatorios en áreas como la contratación y la vivienda, perpetuando las desigualdades existentes y violando el derecho a la igualdad.</text:span></text:p>
        </text:list-item>
        <text:list-item>
          <text:p text:style-name="P168"><text:span text:style-name="T169">Amenazas a la seguridad digital</text:span><text:span text:style-name="T170">: Las tecnologías de vigilancia y hacking pueden ser utilizadas por estados y actores no estatales para intimidar y acosar a disidentes políticos y defensores de los derechos humanos, violando su derecho a la seguridad personal.</text:span></text:p>
        </text:list-item>
      </text:list>
      <text:p text:style-name="P171">19-<text:s/>¿Qué principios deben seguirse para asegurar la ética en el desarrollo de inteligencia artificial?</text:p>
      <text:p text:style-name="P172"><text:span text:style-name="T173">Para asegurar la ética en el desarrollo de inteligencia artificial (IA), es importante seguir una serie de principios fundamentales. Aquí hay algunos principios clave que se pueden adoptar:</text:span></text:p>
      <text:list text:style-name="LFO2" text:continue-numbering="true">
        <text:list-item>
          <text:p text:style-name="P174"><text:span text:style-name="T175">Transparencia y rendición de cuentas</text:span><text:span text:style-name="T176">: Los desarrolladores deben ser transparentes sobre cómo se recopilan, utilizan y procesan los datos en los sistemas de IA, así como sobre las decisiones y el razonamiento detrás de los algoritmos. Además, deben ser responsables de las consecuencias éticas y sociales de sus sistemas.</text:span></text:p>
        </text:list-item>
        <text:list-item>
          <text:p text:style-name="P177"><text:bookmark-start text:name="_Int_XhoLAplu"/><text:span text:style-name="T178">Justicia y equidad</text:span><text:span text:style-name="T179">: Los sistemas de IA deben ser diseñados para promover la justicia y la equidad, evitando sesgos injustos y discriminación en base a características como raza, género, orientación sexual o clase social.</text:span><text:bookmark-end text:name="_Int_XhoLAplu"/></text:p>
        </text:list-item>
        <text:list-item>
          <text:p text:style-name="P180"><text:span text:style-name="T181">Respeto a la privacidad</text:span><text:span text:style-name="T182">: Se debe respetar la privacidad y la autonomía de las personas al recopilar y utilizar datos personales en sistemas de IA. Se deben implementar medidas adecuadas de protección de datos y se debe obtener el consentimiento informado cuando sea necesario.</text:span></text:p>
        </text:list-item>
        <text:list-item>
          <text:p text:style-name="P183"><text:span text:style-name="T184">Seguridad y robustez</text:span><text:span text:style-name="T185">: Los sistemas de IA deben ser seguros y robustos para proteger contra ataques maliciosos y evitar daños a las personas y a la sociedad. Esto incluye la consideración de posibles consecuencias no deseadas o adversas de los sistemas de IA.</text:span></text:p>
        </text:list-item>
      </text:list>
      <text:list text:style-name="LFO14" text:continue-numbering="true">
        <text:list-item>
          <text:p text:style-name="P186"><text:bookmark-start text:name="_Int_fs98bWiE"/><text:span text:style-name="T187">Transparencia en la toma de decisiones</text:span><text:span text:style-name="T188">: Los sistemas de IA deben ser capaces de explicar sus decisiones y acciones de manera comprensible para los usuarios y las partes interesadas.</text:span><text:bookmark-end text:name="_Int_fs98bWiE"/><text:span text:style-name="T189"><text:s/>Esto ayuda a promover la confianza y la comprensión de cómo funciona la IA.</text:span></text:p>
        </text:list-item>
        <text:list-item>
          <text:p text:style-name="P190"><text:bookmark-start text:name="_Int_l9W1Kk62"/><text:span text:style-name="T191">Diseño centrado en el ser humano</text:span><text:span text:style-name="T192">: Los sistemas de IA deben ser diseñados teniendo en cuenta las necesidades, valores y experiencias de las personas que interactúan con ellos.</text:span><text:bookmark-end text:name="_Int_l9W1Kk62"/><text:span text:style-name="T193"><text:s/>Esto implica una atención especial a la accesibilidad, la inclusión y la diversidad.</text:span></text:p>
        </text:list-item>
      </text:list>
      <text:p text:style-name="P194"/>
      <text:p text:style-name="P195"/>
      <text:p text:style-name="P196">20-<text:s/>¿Cómo se pueden diseñar algoritmos para evitar la discriminación y el sesgo?</text:p>
      <text:p text:style-name="P197"><text:span text:style-name="T198">Diseñar algoritmos para evitar la discriminación y el sesgo es fundamental para garantizar la equidad y la justicia en los sistemas de inteligencia artificial (IA). Aquí hay algunas estrategias que pueden ayudar a mitigar la discriminación y el sesgo en los algoritmos:</text:span></text:p>
      <text:list text:style-name="LFO1" text:continue-numbering="true">
        <text:list-item>
          <text:p text:style-name="P199"><text:span text:style-name="T200">Selección de características equitativas</text:span><text:span text:style-name="T201">: Evita utilizar características que estén altamente correlacionadas con características sensibles como raza, género o religión, ya que pueden introducir sesgos no deseados en las decisiones del algoritmo. Además, considera cuidadosamente qué características son relevantes para el problema y trata de incluir una variedad de características que sean representativas y equitativas.</text:span></text:p>
        </text:list-item>
        <text:list-item>
          <text:p text:style-name="P202"><text:span text:style-name="T203">Recopilación de datos diversificados</text:span><text:span text:style-name="T204">: Es importante utilizar conjuntos de datos que sean diversos y representativos de la población a la que se aplicará el algoritmo. Esto puede ayudar a reducir el sesgo inherente en los datos y garantizar una representación equitativa de diferentes grupos.</text:span></text:p>
        </text:list-item>
        <text:list-item>
          <text:p text:style-name="P205"><text:span text:style-name="T206">Análisis de sesgo de datos</text:span><text:span text:style-name="T207">: Realiza un análisis exhaustivo de los datos para identificar y cuantificar cualquier sesgo existente en el conjunto de datos. Examina desequilibrios en la distribución de datos entre diferentes grupos y busca posibles correlaciones no deseadas que puedan introducir sesgos.</text:span></text:p>
        </text:list-item>
        <text:list-item>
          <text:p text:style-name="P208"><text:span text:style-name="T209">Preprocesamiento de datos</text:span><text:span text:style-name="T210">: Aplica técnicas de preprocesamiento de datos para mitigar el sesgo, como el reequilibrio de clases, la generación de datos sintéticos y la eliminación de atributos sensibles que puedan ser propensos a la discriminación.</text:span></text:p>
        </text:list-item>
      </text:list>
      <text:p text:style-name="P211">21-. ¿Qué responsabilidad tienen los desarrolladores de IA respecto a las decisiones tomadas por sus sistemas?</text:p>
      <text:p text:style-name="P212"><text:span text:style-name="T213">Los desarrolladores de IA tienen una responsabilidad ética significativa respecto a las decisiones tomadas por sus sistemas. Deben trabajar activamente para garantizar que sus sistemas sean éticos, transparentes, justos y seguros, y estar dispuestos a asumir la responsabilidad por el impacto de sus tecnologías en las personas y la sociedad.</text:span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A2F4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3Car" style:display-name="Título 3 Car" style:family="text" style:parent-style-name="Fuentedepárrafopredeter.">
      <style:text-properties style:font-name="Aptos Display" style:font-name-asian="MS Gothic" style:font-name-complex="Times New Roman" fo:color="#0A2F4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5.7in" text:min-label-width="0.25in" text:list-level-position-and-space-mode="label-alignment">
          <style:list-level-label-alignment text:label-followed-by="listtab" fo:margin-left="5.9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7.2in" text:min-label-width="0.25in" text:list-level-position-and-space-mode="label-alignment">
          <style:list-level-label-alignment text:label-followed-by="listtab" fo:margin-left="7.4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reras Nahuel Andres</meta:initial-creator>
    <dc:creator>Carreras Nahuel Andres</dc:creator>
    <meta:creation-date>2024-06-06T00:52:00Z</meta:creation-date>
    <dc:date>2024-06-06T00:52:00Z</dc:date>
    <meta:template xlink:href="Normal.dotm" xlink:type="simple"/>
    <meta:editing-cycles>1</meta:editing-cycles>
    <meta:editing-duration>PT0S</meta:editing-duration>
    <meta:document-statistic meta:page-count="1" meta:paragraph-count="43" meta:word-count="3383" meta:character-count="21950" meta:row-count="155" meta:non-whitespace-character-count="18610"/>
  </office:meta>
</office:document-meta>
</file>